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rom</text:p>
          </table:table-cell>
          <table:table-cell office:value-type="string" calcext:value-type="string">
            <text:p>Digit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eigung:</text:p>
          </table:table-cell>
          <table:table-cell table:formula="of:=SLOPE([.A2:.A7];[.B2:.B7])" office:value-type="float" office:value="0.0413222741958818" calcext:value-type="float">
            <text:p>0,0413222742</text:p>
          </table:table-cell>
        </table:table-row>
        <table:table-row table:style-name="ro1">
          <table:table-cell office:value-type="string" calcext:value-type="string">
            <text:p>Offset:</text:p>
          </table:table-cell>
          <table:table-cell table:formula="of:=INTERCEPT([.A2:.A7];[.B2:.B7])" office:value-type="float" office:value="0.302343636977383" calcext:value-type="float">
            <text:p>0,302343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 Krüger</meta:initial-creator>
    <meta:creation-date>2017-05-26T20:23:49.144509665</meta:creation-date>
    <dc:date>2017-05-26T20:31:08.073131344</dc:date>
    <dc:creator>Arne Krüger</dc:creator>
    <meta:editing-duration>PT7M19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